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DejaVu Sans" svg:font-family="'DejaVu Sans'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3"/>
    <style:style style:name="P2" style:family="paragraph" style:parent-style-name="Text_20_body" style:list-style-name="L14"/>
    <style:style style:name="P3" style:family="paragraph" style:parent-style-name="Text_20_body" style:list-style-name="L15"/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Simple Build Framework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1Introduction<text:tab/>1</text:p>
        </text:index-body>
      </text:table-of-content>
      <text:p text:style-name="Text_20_body"/>
      <text:h text:style-name="Heading_20_1" text:outline-level="1">Introduction</text:h>
      <text:p text:style-name="Text_20_body">The Simple Build Framework (SBF) is especially developed for the open source project of the RelayConnector. The idea is to make a minimalistic framework (currently just 2 files, each of around 6K big) that can be distributed with an open source Cordys Application Connector project, that is totally free to distribute.</text:p>
      <text:p text:style-name="Text_20_body"/>
      <text:h text:style-name="Heading_20_1" text:outline-level="1">Setup</text:h>
      <text:h text:style-name="Heading_20_2" text:outline-level="2">Create user.properties file</text:h>
      <text:p text:style-name="Text_20_body">For certain tasks (including setting up the environment), the SBF needs to know the location of the Cordys System. For this one should create a file called user.properties in the base directory of the project. The contents can be very simple, e.g.:</text:p>
      <text:p text:style-name="code"># This file contains user-specific properties</text:p>
      <text:p text:style-name="code"/>
      <text:p text:style-name="code">projectfile=project-http.xml</text:p>
      <text:p text:style-name="code">cordys.dir=d:/Cordys</text:p>
      <text:p text:style-name="code"/>
      <text:p text:style-name="code"># The following settings are only needed for setup and only if the command</text:p>
      <text:p text:style-name="code"># ant -autoproxy setup</text:p>
      <text:p text:style-name="code"># does not work</text:p>
      <text:p text:style-name="code">#proxy.host=proxy</text:p>
      <text:p text:style-name="code">#proxy.port=8080</text:p>
      <text:p text:style-name="code">#proxy.user=</text:p>
      <text:p text:style-name="code">#proxy.password=</text:p>
      <text:p text:style-name="Text_20_body"/>
      <text:p text:style-name="Text_20_body">Normally, just providing the project file and the directory where Cordys is installed should be enough.</text:p>
      <text:h text:style-name="Heading_20_2" text:outline-level="2">Copying needed files automatically</text:h>
      <text:p text:style-name="Text_20_body">The SBF will fetch all necessary files from several places, just by typing the following command:</text:p>
      <text:p text:style-name="code">ant setup</text:p>
      <text:p text:style-name="Text_20_body">If you are behind a proxy server to reach the internet, you might try for ant to automatically detect the <text:soft-page-break/>proxy settings by typing:</text:p>
      <text:p text:style-name="code"># ant -autoproxy setup</text:p>
      <text:p text:style-name="Text_20_body">Or by setting the proxy settings correctly in the user.properties file.</text:p>
      <text:h text:style-name="Heading_20_2" text:outline-level="2">Copying needed files by hand</text:h>
      <text:p text:style-name="Text_20_body">If for some reason the automated setup does not work, one can quite easily copy all needed files by hand. </text:p>
      <text:p text:style-name="Text_20_body">For the HttpConnector the following files are needed from any of the apache commons archives, and should be copied to the lib directory:</text:p>
      <text:list xml:id="list1181115392" text:style-name="L13">
        <text:list-item>
          <text:p text:style-name="P1">commons-httpclient-3.1.jar</text:p>
        </text:list-item>
        <text:list-item>
          <text:p text:style-name="P1">commons-logging-1.0.4.jar</text:p>
        </text:list-item>
        <text:list-item>
          <text:p text:style-name="P1">commons-codec-1.2.jar</text:p>
        </text:list-item>
      </text:list>
      <text:p text:style-name="Text_20_body">Next some files from Cordys, and Cordys COE are needed. The following files should be copied to the lib/cordys directory:</text:p>
      <text:list xml:id="list22305352" text:style-name="L14">
        <text:list-item>
          <text:p text:style-name="P2">WCP/wcp.jar</text:p>
        </text:list-item>
        <text:list-item>
          <text:p text:style-name="P2">WCP/ldap.jar</text:p>
        </text:list-item>
        <text:list-item>
          <text:p text:style-name="P2">coe/coelib/coelib.jar</text:p>
        </text:list-item>
        <text:list-item>
          <text:p text:style-name="P2">web/coe/coelib/coelib.js</text:p>
        </text:list-item>
      </text:list>
      <text:p text:style-name="Text_20_body"/>
      <text:h text:style-name="Heading_20_1" text:outline-level="1">Building several targets</text:h>
      <text:p text:style-name="Text_20_body">The SBF provides several targets to build:</text:p>
      <text:list xml:id="list797882753" text:style-name="L15">
        <text:list-item>
          <text:p text:style-name="P3"><text:span text:style-name="T1">ant isv</text:span>, builds an isv file that can be installed</text:p>
        </text:list-item>
        <text:list-item>
          <text:p text:style-name="P3"><text:span text:style-name="T1">ant jar</text:span>, builds just the jar file with the project specific code</text:p>
        </text:list-item>
        <text:list-item>
          <text:p text:style-name="P3"><text:span text:style-name="T1">ant copy-jar</text:span>, builds the jar file and copies it to the correct location</text:p>
        </text:list-item>
      </text:list>
      <text:p text:style-name="Text_20_body"/>
      <text:p text:style-name="Text_20_body">All project specific information is specified in a file called project.xml. The SBF is flexible enough to use multiple project file for the same java source code. You can specify which project to build using the <text:s/>projectfile porperty. This can be set in the user.properties file, or as command line option, e.g.</text:p>
      <text:p text:style-name="code">ant -Dprojectfile=project.xml <text:s text:c="5"/>isv <text:s/># will build the RelayConnector</text:p>
      <text:p text:style-name="code">ant -Dprojectfile=project-http.xml isv <text:s/># will build the HttpConn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DejaVu Sans" svg:font-family="'DejaVu Sans'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Sans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code" style:family="paragraph" style:parent-style-name="Text_20_body" style:class="text" style:master-page-name="">
      <style:paragraph-properties fo:margin-top="0in" fo:margin-bottom="0in" style:page-number="auto" fo:background-color="#e6e6e6" fo:padding="0.0201in" fo:border="0.0071in solid #000000" style:shadow="#808080 0.0701in 0.0701in">
        <style:tab-stops/>
        <style:background-image/>
      </style:paragraph-properties>
      <style:text-properties style:font-name="Courier 10 Pitch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Mark Hooijkaas</meta:initial-creator>
    <meta:creation-date>2008-04-15T09:58:01</meta:creation-date>
    <dc:creator>Mark Hooijkaas</dc:creator>
    <dc:date>2008-12-22T02:02:22</dc:date>
    <meta:editing-cycles>40</meta:editing-cycles>
    <meta:editing-duration>PT77H08M16S</meta:editing-duration>
    <meta:document-statistic meta:table-count="0" meta:image-count="0" meta:object-count="0" meta:page-count="2" meta:paragraph-count="44" meta:word-count="422" meta:character-count="2658"/>
    <meta:user-defined meta:name="Info 1"/>
    <meta:user-defined meta:name="Info 2"/>
    <meta:user-defined meta:name="Info 3"/>
    <meta:user-defined meta:name="Info 4"/>
  </office:meta>
</office:document-meta>
</file>